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7775" officeooo:paragraph-rsid="00167775"/>
    </style:style>
    <style:style style:name="P2" style:family="paragraph" style:parent-style-name="Standard">
      <style:text-properties officeooo:rsid="00167775" officeooo:paragraph-rsid="00273c3b"/>
    </style:style>
    <style:style style:name="P3" style:family="paragraph" style:parent-style-name="Standard">
      <style:text-properties fo:font-weight="bold" officeooo:rsid="00167775" officeooo:paragraph-rsid="00167775" style:font-weight-asian="bold" style:font-weight-complex="bold"/>
    </style:style>
    <style:style style:name="P4" style:family="paragraph" style:parent-style-name="Standard">
      <style:text-properties fo:font-weight="bold" officeooo:rsid="0017604c" officeooo:paragraph-rsid="0017604c" style:font-weight-asian="bold" style:font-weight-complex="bold"/>
    </style:style>
    <style:style style:name="P5" style:family="paragraph" style:parent-style-name="Standard">
      <style:text-properties fo:font-weight="bold" officeooo:rsid="0021f966" officeooo:paragraph-rsid="0021f96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67775" officeooo:paragraph-rsid="00167775" style:font-weight-asian="bold" style:font-weight-complex="bold"/>
    </style:style>
    <style:style style:name="P7" style:family="paragraph" style:parent-style-name="Standard">
      <style:text-properties officeooo:rsid="0017604c" officeooo:paragraph-rsid="0017604c"/>
    </style:style>
    <style:style style:name="P8" style:family="paragraph" style:parent-style-name="Standard">
      <style:text-properties officeooo:rsid="001a1d98" officeooo:paragraph-rsid="001a1d98"/>
    </style:style>
    <style:style style:name="P9" style:family="paragraph" style:parent-style-name="Standard">
      <style:text-properties officeooo:rsid="001a1d98" officeooo:paragraph-rsid="001a2716"/>
    </style:style>
    <style:style style:name="P10" style:family="paragraph" style:parent-style-name="Standard">
      <style:text-properties officeooo:rsid="001a1d98" officeooo:paragraph-rsid="001af69f"/>
    </style:style>
    <style:style style:name="P11" style:family="paragraph" style:parent-style-name="Standard">
      <style:text-properties officeooo:rsid="001a1d98" officeooo:paragraph-rsid="001cbc73"/>
    </style:style>
    <style:style style:name="P12" style:family="paragraph" style:parent-style-name="Standard">
      <style:text-properties officeooo:rsid="001b51dc" officeooo:paragraph-rsid="001b51dc"/>
    </style:style>
    <style:style style:name="P13" style:family="paragraph" style:parent-style-name="Standard">
      <style:text-properties officeooo:rsid="001def3e" officeooo:paragraph-rsid="001def3e"/>
    </style:style>
    <style:style style:name="P14" style:family="paragraph" style:parent-style-name="Standard">
      <style:text-properties officeooo:rsid="0023fd8d" officeooo:paragraph-rsid="0023fd8d"/>
    </style:style>
    <style:style style:name="P15" style:family="paragraph" style:parent-style-name="Standard">
      <style:text-properties officeooo:rsid="00249576" officeooo:paragraph-rsid="00249576"/>
    </style:style>
    <style:style style:name="P16" style:family="paragraph" style:parent-style-name="Standard">
      <style:text-properties officeooo:rsid="0029fc91" officeooo:paragraph-rsid="0029fc91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normal" officeooo:rsid="0029fc91" officeooo:paragraph-rsid="0029fc91" style:font-weight-asian="normal" style:font-weight-complex="normal"/>
    </style:style>
    <style:style style:name="T1" style:family="text">
      <style:text-properties officeooo:rsid="001a2716"/>
    </style:style>
    <style:style style:name="T2" style:family="text">
      <style:text-properties officeooo:rsid="001def3e"/>
    </style:style>
    <style:style style:name="T3" style:family="text">
      <style:text-properties officeooo:rsid="001f0a48"/>
    </style:style>
    <style:style style:name="T4" style:family="text">
      <style:text-properties officeooo:rsid="00205af5"/>
    </style:style>
    <style:style style:name="T5" style:family="text">
      <style:text-properties officeooo:rsid="0026bf61"/>
    </style:style>
    <style:style style:name="T6" style:family="text">
      <style:text-properties officeooo:rsid="00273c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isual Studio Code ou VSCode</text:p>
      <text:p text:style-name="P1"/>
      <text:p text:style-name="P1"/>
      <text:p text:style-name="P1">Sem nenhuma extensão instalada ele já mostra as cores no código CSS, uma caixinha com a cor à esquerda do código da cor.</text:p>
      <text:p text:style-name="P1"/>
      <text:p text:style-name="P1">O Visual Studio Code é um editor de código-fonte / IDE de mínimos recursos desenvolvido pela Microsoft para Windows, Linux e macOS. Ele inclui suporte para depuração, controle Git incorporado, realce de sintaxe, complementação inteligente de código, snippets e refatoração de código. Ele também é customizável, fazendo com que os usuários possam mudar o tema do editor, teclas de atalho e preferências. Ele é um software livre e de código aberto, apesar do download oficial estar sob uma licença proprietária.</text:p>
      <text:p text:style-name="P1"/>
      <text:p text:style-name="P1">O Visual Studio Code é baseado no Electron, uma framework que é usada para desenvolver aplicativos Node.js para o desktop rodando no motor de layout Blink. Apesar de usar o Electron como framework, o software não usa o Atom e em seu lugar emprega o mesmo componente editor (codenomeado "Monaco") usado no Visual Studio Team Services (anteriormente chamado de Visual Studio Online).</text:p>
      <text:p text:style-name="P1"/>
      <text:p text:style-name="P3"><text:span text:style-name="T2">Algumas </text:span>Configurações</text:p>
      <text:p text:style-name="P1"/>
      <text:p text:style-name="P13">File – Preferences – Settings – Ctrl+,</text:p>
      <text:p text:style-name="P1"/>
      <text:p text:style-name="P1">Change the font size</text:p>
      <text:p text:style-name="P1">"editor.fontSize": 18</text:p>
      <text:p text:style-name="P1"/>
      <text:p text:style-name="P1">Change the zoom level</text:p>
      <text:p text:style-name="P1">"window.zoomLevel": 5</text:p>
      <text:p text:style-name="P1"/>
      <text:p text:style-name="P1">Font ligatures</text:p>
      <text:p text:style-name="P1"/>
      <text:p text:style-name="P1">"editor.fontFamily": "Fira Code",</text:p>
      <text:p text:style-name="P1">"editor.fontLigatures": true</text:p>
      <text:p text:style-name="P1"/>
      <text:p text:style-name="P1"/>
      <text:p text:style-name="P3">Teclas de atalho do VSCode</text:p>
      <text:p text:style-name="P1"/>
      <text:p text:style-name="P1">Ctrl+N - criar novo arquivo</text:p>
      <text:p text:style-name="P1">Ctrl+W - Fechar arquivo atual</text:p>
      <text:p text:style-name="P1">Ctrl+S - Salvar arquivo atual</text:p>
      <text:p text:style-name="P1">Ctrl+O - Abrir arquivo</text:p>
      <text:p text:style-name="P1"/>
      <text:p text:style-name="P1">Terminal</text:p>
      <text:p text:style-name="P1">Ctrl+Shift+` - Abrir terminal</text:p>
      <text:p text:style-name="P1">Ctrl+Shift+C - copiar seleção</text:p>
      <text:p text:style-name="P1">Ctrl+Shift+V - colar o que foi copiado</text:p>
      <text:p text:style-name="P1"/>
      <text:p text:style-name="P1">Ctrl+| - dividir a região do editor em dois paineis (em tantos quantos quizer)</text:p>
      <text:p text:style-name="P1">Ctrl+1,2,3 - para alternar entre os paineis</text:p>
      <text:p text:style-name="P1"/>
      <text:p text:style-name="P1">Quando selecionamos e abrimos uma pasta para um projeto, clicar com o botão direito sobre os dos arquivos nos permitirá:</text:p>
      <text:p text:style-name="P1"><text:soft-page-break/>- Abri-lo em determinado painel</text:p>
      <text:p text:style-name="P1">- Abrir no terminal</text:p>
      <text:p text:style-name="P1">- Selecionar dois arquivos para comparar</text:p>
      <text:p text:style-name="P1"/>
      <text:p text:style-name="P1">Busca: Ctrl + f</text:p>
      <text:p text:style-name="P1"/>
      <text:p text:style-name="P1">Command Palette - ctrl + shift + p</text:p>
      <text:p text:style-name="P1"/>
      <text:p text:style-name="P1">Abrir paineis lado a lado: ctrl + \</text:p>
      <text:p text:style-name="P1">Fechar - Ctrl+W</text:p>
      <text:p text:style-name="P1"/>
      <text:p text:style-name="P1">Abrir explorador: ctrl + shift + e</text:p>
      <text:p text:style-name="P1"/>
      <text:p text:style-name="P1">Ctrl+G - ir para uma linha</text:p>
      <text:p text:style-name="P1"/>
      <text:p text:style-name="P1">Ctrl+K e <text:span text:style-name="T5">depois</text:span> Ctrl+S – mostrar <text:span text:style-name="T5">todas as</text:span> teclas de atalho</text:p>
      <text:p text:style-name="P1"/>
      <text:p text:style-name="P1">Ctrl+Shift+K - excluir linha atual</text:p>
      <text:p text:style-name="P1">Ctrl+[ e Ctrl+] - indentação</text:p>
      <text:p text:style-name="P1"/>
      <text:p text:style-name="P15">E muitas outras. Veja no link abaixo do seu sistema op<text:span text:style-name="T6">e</text:span>racional, <text:span text:style-name="T6">ou tecle</text:span></text:p>
      <text:p text:style-name="P2">Ctrl+K e <text:span text:style-name="T5">depois</text:span> Ctrl+S</text:p>
      <text:p text:style-name="P1"/>
      <text:p text:style-name="P3"><text:span text:style-name="T4">Todas as </text:span>Teclas de Atalho</text:p>
      <text:p text:style-name="P1">Linux - <text:a xlink:type="simple" xlink:href="https://code.visualstudio.com/shortcuts/keyboard-shortcuts-linux.pdf" text:style-name="Internet_20_link" text:visited-style-name="Visited_20_Internet_20_Link">https://code.visualstudio.com/shortcuts/keyboard-shortcuts-linux.pdf</text:a> </text:p>
      <text:p text:style-name="P1">Windows - <text:a xlink:type="simple" xlink:href="https://go.microsoft.com/fwlink/?linkid=832145" text:style-name="Internet_20_link" text:visited-style-name="Visited_20_Internet_20_Link">https://go.microsoft.com/fwlink/?linkid=832145</text:a> </text:p>
      <text:p text:style-name="P1">macOS - <text:a xlink:type="simple" xlink:href="https://go.microsoft.com/fwlink/?linkid=832143" text:style-name="Internet_20_link" text:visited-style-name="Visited_20_Internet_20_Link">https://go.microsoft.com/fwlink/?linkid=832143</text:a></text:p>
      <text:p text:style-name="P1"/>
      <text:p text:style-name="P1"/>
      <text:p text:style-name="P3">Extensões para o VSCode</text:p>
      <text:p text:style-name="P1"/>
      <text:p text:style-name="P3">Listar extensões</text:p>
      <text:p text:style-name="P1">code --list-extensions</text:p>
      <text:p text:style-name="P1"/>
      <text:p text:style-name="P3">Remover todas as extensões</text:p>
      <text:p text:style-name="P1">rm -rf ~/.vscode/extensoes/*</text:p>
      <text:p text:style-name="P1"/>
      <text:p text:style-name="P3">Desabilitar todas as extensões via terminal</text:p>
      <text:p text:style-name="P1">code --disable-extensions .</text:p>
      <text:p text:style-name="P1"/>
      <text:p text:style-name="P3">Emmet</text:p>
      <text:p text:style-name="P1">A extensão Emmet já vem instalada e habilitada nativamente</text:p>
      <text:p text:style-name="P1"/>
      <text:p text:style-name="P1">Emmet vem habilitada por default em html, haml, jade, slim, jsx, xml, xsl, css, scss, sass, less e stylus e php.</text:p>
      <text:p text:style-name="P1"/>
      <text:p text:style-name="P1">Para ver seu efeito digite num arquivo html</text:p>
      <text:p text:style-name="P1"/>
      <text:p text:style-name="P1">html:5</text:p>
      <text:p text:style-name="P1"/>
      <text:p text:style-name="P1">E tecle enter</text:p>
      <text:p text:style-name="P1">Ela mostra todo o cabeçalho do HTML5</text:p>
      <text:p text:style-name="P1"><text:soft-page-break/>Alguns comandos, os digite e tecle enter num arquivo html</text:p>
      <text:p text:style-name="P1"/>
      <text:p text:style-name="P1">nav&gt;ul&gt;li</text:p>
      <text:p text:style-name="P1"/>
      <text:p text:style-name="P1">ul&gt;li*5</text:p>
      <text:p text:style-name="P1"/>
      <text:p text:style-name="P1">Detalhes</text:p>
      <text:p text:style-name="P1"><text:a xlink:type="simple" xlink:href="https://docs.emmet.io/cheat-sheet/" text:style-name="Internet_20_link" text:visited-style-name="Visited_20_Internet_20_Link">https://docs.emmet.io/cheat-sheet/</text:a> </text:p>
      <text:p text:style-name="P1"><text:a xlink:type="simple" xlink:href="https://code.visualstudio.com/docs/editor/emmet" text:style-name="Internet_20_link" text:visited-style-name="Visited_20_Internet_20_Link">https://code.visualstudio.com/docs/editor/emmet</text:a> </text:p>
      <text:p text:style-name="P1"><text:a xlink:type="simple" xlink:href="https://medium.com/@nandosalles/meus-plugins-do-visual-studio-code-72e8253b54b3" text:style-name="Internet_20_link" text:visited-style-name="Visited_20_Internet_20_Link">https://medium.com/@nandosalles/meus-plugins-do-visual-studio-code-72e8253b54b3</text:a></text:p>
      <text:p text:style-name="P1"/>
      <text:p text:style-name="P5">Outras que podem ser instaladas</text:p>
      <text:p text:style-name="P1"/>
      <text:p text:style-name="P3">Auto Close Tag</text:p>
      <text:p text:style-name="P16">Isto o VSCode já faz por padrão.</text:p>
      <text:p text:style-name="P1"/>
      <text:p text:style-name="P3">Class autocomplete for HTML</text:p>
      <text:p text:style-name="P16">Isto o VSCode já faz por padrão.</text:p>
      <text:p text:style-name="P1"/>
      <text:p text:style-name="P3">Visual Studio Code HTML Snippets</text:p>
      <text:p text:style-name="P16">Isto o VSCode já faz por padrão.</text:p>
      <text:p text:style-name="P16"/>
      <text:p text:style-name="P17"><text:bookmark text:name="vsc-view-in-browser"/>Vsc View In Browser</text:p>
      <text:p text:style-name="P18">Esta abre o navegador default com o arquivo HTML atual. Antes salve o arquivo e então execute:</text:p>
      <text:p text:style-name="P18">Ctrl+Shift+P (abre o Command Pallet) e selecione View in Browser e tecle Enter</text:p>
      <text:p text:style-name="P1"/>
      <text:p text:style-name="P14">Existem muitas outras. Evite instalar extensões sem necessidade.</text:p>
      <text:p text:style-name="P14"/>
      <text:p text:style-name="P1"/>
      <text:p text:style-name="P4">Outros <text:span text:style-name="T3">editores </text:span>similares:</text:p>
      <text:p text:style-name="P7"/>
      <text:p text:style-name="P7"><text:a xlink:type="simple" xlink:href="https://atom.io/" text:style-name="Internet_20_link" text:visited-style-name="Visited_20_Internet_20_Link">https://atom.io/</text:a></text:p>
      <text:p text:style-name="P7"><text:a xlink:type="simple" xlink:href="http://brackets.io/" text:style-name="Internet_20_link" text:visited-style-name="Visited_20_Internet_20_Link">http://brackets.io/</text:a></text:p>
      <text:p text:style-name="P7"><text:a xlink:type="simple" xlink:href="https://www.sublimetext.com/" text:style-name="Internet_20_link" text:visited-style-name="Visited_20_Internet_20_Link">https://www.sublimetext.com/</text:a></text:p>
      <text:p text:style-name="P7"/>
      <text:p text:style-name="P8">Online:</text:p>
      <text:p text:style-name="P8"/>
      <text:p text:style-name="P8"><text:a xlink:type="simple" xlink:href="https://jsfiddle.net/" text:style-name="Internet_20_link" text:visited-style-name="Visited_20_Internet_20_Link">https://jsfiddle.net/</text:a> <text:span text:style-name="T1">(Muitas linguagens)</text:span></text:p>
      <text:p text:style-name="P9"><text:a xlink:type="simple" xlink:href="https://codeshare.io/" text:style-name="Internet_20_link" text:visited-style-name="Visited_20_Internet_20_Link">https://codeshare.io/</text:a> <text:span text:style-name="T1">(HTML, CSS e JavaScript)</text:span></text:p>
      <text:p text:style-name="P10"><text:a xlink:type="simple" xlink:href="https://codepen.io/" text:style-name="Internet_20_link" text:visited-style-name="Visited_20_Internet_20_Link">https://codepen.io/</text:a> <text:span text:style-name="T1">(HTML, CSS e JavaScript)</text:span></text:p>
      <text:p text:style-name="P11"><text:a xlink:type="simple" xlink:href="https://jsbin.com/?html,output" text:style-name="Internet_20_link" text:visited-style-name="Visited_20_Internet_20_Link">https://jsbin.com/?html,output</text:a> <text:s/><text:span text:style-name="T1">(HTML, CSS e JavaScript)</text:span></text:p>
      <text:p text:style-name="P10"/>
      <text:p text:style-name="P12">CloudIDE</text:p>
      <text:p text:style-name="P12"><text:a xlink:type="simple" xlink:href="https://codeanywhere.com/" text:style-name="Internet_20_link" text:visited-style-name="Visited_20_Internet_20_Link">https://codeanywhere.com/</text:a></text:p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7:43:22.644851339</meta:creation-date>
    <dc:date>2019-05-01T08:51:12.640352838</dc:date>
    <meta:editing-duration>PT39M1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3" meta:paragraph-count="86" meta:word-count="577" meta:character-count="3882" meta:non-whitespace-character-count="3384"/>
  </office:meta>
</office:document-meta>
</file>